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47de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9b6f8" officeooo:paragraph-rsid="0019b6f8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e309" officeooo:paragraph-rsid="0016e3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8b3bd" officeooo:paragraph-rsid="0018b3b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9b6f8" officeooo:paragraph-rsid="0019b6f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a0377" officeooo:paragraph-rsid="001a03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47dea" officeooo:paragraph-rsid="00147dea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56f6f" officeooo:paragraph-rsid="00156f6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47de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6pt" fo:font-weight="bold" officeooo:rsid="00156f6f" officeooo:paragraph-rsid="00156f6f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6pt" fo:font-weight="bold" officeooo:rsid="0019b6f8" officeooo:paragraph-rsid="0019b6f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6pt" fo:font-weight="bold" officeooo:rsid="0018b3bd" officeooo:paragraph-rsid="0018b3bd" style:font-size-asian="16pt" style:font-weight-asian="bold" style:font-size-complex="16pt" style:font-weight-complex="bold"/>
    </style:style>
    <style:style style:name="T1" style:family="text">
      <style:text-properties officeooo:rsid="00156f6f"/>
    </style:style>
    <style:style style:name="T2" style:family="text">
      <style:text-properties officeooo:rsid="0016e30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30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e309" style:font-style-asian="normal" style:font-style-complex="normal"/>
    </style:style>
    <style:style style:name="T7" style:family="text">
      <style:text-properties fo:font-style="normal" officeooo:rsid="0018b3bd" style:font-style-asian="normal" style:font-style-complex="normal"/>
    </style:style>
    <style:style style:name="T8" style:family="text">
      <style:text-properties fo:font-style="normal" officeooo:rsid="0019b6f8" style:font-style-asian="normal" style:font-style-complex="normal"/>
    </style:style>
    <style:style style:name="T9" style:family="text">
      <style:text-properties fo:font-style="normal" officeooo:rsid="001a0377" style:font-style-asian="normal" style:font-style-complex="normal"/>
    </style:style>
    <style:style style:name="T10" style:family="text">
      <style:text-properties officeooo:rsid="0018b3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</text:p>
      <text:p text:style-name="P1"/>
      <text:p text:style-name="P1"/>
      <text:p text:style-name="P1"/>
      <text:p text:style-name="P3"/>
      <text:p text:style-name="P13">A) Trabajador por cuenta propia/ajena</text:p>
      <text:p text:style-name="P11"/>
      <text:p text:style-name="P9">1)</text:p>
      <text:p text:style-name="P9"/>
      <text:p text:style-name="P9"><text:tab/>a) Los motivos de Juan vendrían a ser principalmente el deseo de no depender de <text:tab/>un jefe y las malas condiciones de sus turnos de trabajo, así como poder disponer <text:tab/>de la capacidad de disfrutar de vacaciones cuando quiera. No tiene una motivación <text:tab/>interna con el proyecto.</text:p>
      <text:p text:style-name="P9"/>
      <text:p text:style-name="P9"><text:tab/>b) Juan dispone de experiencia en el sector, pero carece de una verdadera <text:tab/>motivación para emprender un proyecto. Si dispone de un capital inicial suficiente y <text:tab/>los motivos que le llevan a emprender pueden <text:span text:style-name="T1">otorgarle motivación, podría llegar a <text:tab/>tener éxito, pero la información es insuficiente para discernirlo.</text:span></text:p>
      <text:p text:style-name="P9"/>
      <text:p text:style-name="P9"/>
      <text:p text:style-name="P10">2)</text:p>
      <text:p text:style-name="P10"/>
      <text:p text:style-name="P10"><text:tab/>a) Los motivos de Mari Angeles vienen a ser parecidos a los del caso anterior, <text:tab/>principalmente el deseo de ser su propia jefa. A diferencia de Juan, ella si muestra <text:tab/>signos de motivación e ilusión por el proyecto.</text:p>
      <text:p text:style-name="P10"/>
      <text:p text:style-name="P10"><text:tab/>b) Dispone de experiencia, motivos y motivación. Si consigue reunir un capital <text:tab/>inicial, puede tener éxito en su empresa.</text:p>
      <text:p text:style-name="P12"/>
      <text:p text:style-name="P12"/>
      <text:p text:style-name="P12"/>
      <text:p text:style-name="P14">B) Requisitos y teorías del empresario</text:p>
      <text:p text:style-name="P12"/>
      <text:p text:style-name="P4">3) Según la teoría de la incubadora, Inma es un perfecto ejemplo de candidata a empresaria. Ha desarrollado su actividad laboral dentro del sector de la enseñanza, realizando también labores de gestión y administración, por lo que posee las habilidades necesarias para ello. Además, dispone contactos para cimentar su empresa y de capital para invertir en el proyecto.</text:p>
      <text:p text:style-name="P4"/>
      <text:p text:style-name="P4">Elena por el contrario, no reúne los requisitos para ser empresaria. Prefiere no correr riesgos <text:span text:style-name="T10">ni salirse de su zona de confort</text:span> y ceñirse a su sueldo fijo. Además, no dispone de las habilidades sociales (soft skills) necesarias.</text:p>
      <text:p text:style-name="P4"/>
      <text:p text:style-name="P4"/>
      <text:p text:style-name="P4">4) <text:span text:style-name="T2">Ambos llevan razón. Tomás se ajusta a la </text:span><text:span text:style-name="T4">teoría del empresario-riesgo:</text:span><text:span text:style-name="T6"> él es el capitalista que asume el riesgo económico mientras deja la gestión de la empresa a un encargado.</text:span></text:p>
      <text:p text:style-name="P5"><text:soft-page-break/><text:span text:style-name="T5"/></text:p>
      <text:p text:style-name="P5"><text:span text:style-name="T5">Alejandro, sin embargo, entra dentro de la definición de empresario de la </text:span><text:span text:style-name="T3">teoría de la tecnoestructura:</text:span><text:span text:style-name="T5"> es el directivo que coordina a sus trabajadores y toma las decisiones administrativas. Al ser una pequeña empresa, también coincide en ser el propietario.</text:span></text:p>
      <text:p text:style-name="P5"><text:span text:style-name="T5"/></text:p>
      <text:p text:style-name="P5"><text:span text:style-name="T5"/></text:p>
      <text:p text:style-name="P5"><text:span text:style-name="T5">5)</text:span></text:p>
      <text:p text:style-name="P5"><text:span text:style-name="T5"/></text:p>
      <text:p text:style-name="P5"><text:span text:style-name="T5"><text:tab/>a) </text:span><text:span text:style-name="T7">Teoría de la oportunidad</text:span></text:p>
      <text:p text:style-name="P5"><text:span text:style-name="T5"/></text:p>
      <text:p text:style-name="P5"><text:span text:style-name="T5"><text:tab/>b) </text:span><text:span text:style-name="T7">Teoría de la incubadora</text:span></text:p>
      <text:p text:style-name="P5"><text:span text:style-name="T5"/></text:p>
      <text:p text:style-name="P5"><text:span text:style-name="T5"><text:tab/>c)</text:span><text:span text:style-name="T7"> Teoría del empresario innovador</text:span><text:span text:style-name="T5"> </text:span></text:p>
      <text:p text:style-name="P5"><text:span text:style-name="T5"/></text:p>
      <text:p text:style-name="P5"><text:span text:style-name="T5"><text:tab/>d) </text:span><text:span text:style-name="T7">Teoría del empresario-riesgo</text:span></text:p>
      <text:p text:style-name="P5"><text:span text:style-name="T5"/></text:p>
      <text:p text:style-name="P5"><text:span text:style-name="T5"><text:tab/>e) </text:span><text:span text:style-name="T7">Teoría de la tecnoestructura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6"><text:span text:style-name="T5">C) El emprendedor</text:span></text:p>
      <text:p text:style-name="P16"><text:span text:style-name="T5"/></text:p>
      <text:p text:style-name="P6"><text:span text:style-name="T5">6)</text:span></text:p>
      <text:p text:style-name="P6"><text:span text:style-name="T5"/></text:p>
      <text:p text:style-name="P6"><text:span text:style-name="T5"/></text:p>
      <text:p text:style-name="P6"><text:span text:style-name="T5">7) </text:span><text:span text:style-name="T8">No, puesto que para ser un verdadero emprendedor se requiere la capacidad de llevar a cabo la idea propuesta. Es decir, un emprendedor es aquel que convierte ideas en proyectos reales, buscando un beneficio económico o social.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15"><text:span text:style-name="T5">D) La idea de negocio</text:span></text:p>
      <text:p text:style-name="P15"><text:span text:style-name="T5"/></text:p>
      <text:p text:style-name="P7"><text:span text:style-name="T5">8)</text:span></text:p>
      <text:p text:style-name="P7"><text:span text:style-name="T5"/></text:p>
      <text:p text:style-name="P7"><text:span text:style-name="T5"><text:tab/>a) La observación de tendencias y el estudio de otros mercados</text:span></text:p>
      <text:p text:style-name="P7"><text:span text:style-name="T5"/></text:p>
      <text:p text:style-name="P7"><text:span text:style-name="T5"><text:tab/>b) La observación de una carencia en el mercados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2"><text:soft-page-break/><text:span text:style-name="T5">REPASA CONCEPTOS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7"><text:span text:style-name="T5">1) b</text:span></text:p>
      <text:p text:style-name="P7"><text:span text:style-name="T5"/></text:p>
      <text:p text:style-name="P7"><text:span text:style-name="T5">2) c</text:span></text:p>
      <text:p text:style-name="P7"><text:span text:style-name="T5"/></text:p>
      <text:p text:style-name="P7"><text:span text:style-name="T5">3) b</text:span></text:p>
      <text:p text:style-name="P7"><text:span text:style-name="T5"/></text:p>
      <text:p text:style-name="P7"><text:span text:style-name="T5">4) </text:span><text:span text:style-name="T9">c</text:span></text:p>
      <text:p text:style-name="P7"><text:span text:style-name="T9"/></text:p>
      <text:p text:style-name="P8"><text:span text:style-name="T5">5) b</text:span></text:p>
      <text:p text:style-name="P8"><text:span text:style-name="T5"/></text:p>
      <text:p text:style-name="P8"><text:span text:style-name="T5">6) b</text:span></text:p>
      <text:p text:style-name="P8"><text:span text:style-name="T5"/></text:p>
      <text:p text:style-name="P8"><text:span text:style-name="T5">7) b</text:span></text:p>
      <text:p text:style-name="P8"><text:span text:style-name="T5"/></text:p>
      <text:p text:style-name="P8"><text:span text:style-name="T5">8) c</text:span></text:p>
      <text:p text:style-name="P8"><text:span text:style-name="T5"/></text:p>
      <text:p text:style-name="P8"><text:span text:style-name="T5">9) b</text:span></text:p>
      <text:p text:style-name="P8"><text:span text:style-name="T5"/></text:p>
      <text:p text:style-name="P8"><text:span text:style-name="T5">10) 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1:13:46.148238600</meta:creation-date>
    <dc:date>2021-10-07T12:24:54.844391724</dc:date>
    <meta:editing-duration>PT6M57S</meta:editing-duration>
    <meta:editing-cycles>1</meta:editing-cycles>
    <meta:document-statistic meta:table-count="0" meta:image-count="0" meta:object-count="0" meta:page-count="3" meta:paragraph-count="37" meta:word-count="449" meta:character-count="2645" meta:non-whitespace-character-count="2212"/>
    <meta:generator>LibreOffice/7.1.6.2$Linux_X86_64 LibreOffice_project/10$Build-2</meta:generator>
  </office:meta>
</office:document-meta>
</file>